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Header">
      <style:text-properties officeooo:rsid="000fdf3d" officeooo:paragraph-rsid="000fdf3d"/>
    </style:style>
    <style:style style:name="P3" style:family="paragraph" style:parent-style-name="Standard">
      <style:text-properties officeooo:rsid="00d76a54" officeooo:paragraph-rsid="008b8611"/>
    </style:style>
    <style:style style:name="P4" style:family="paragraph" style:parent-style-name="Heading_20_1">
      <style:text-properties officeooo:rsid="014bdc01"/>
    </style:style>
    <style:style style:name="P5" style:family="paragraph" style:parent-style-name="Table_20_Contents">
      <style:text-properties officeooo:rsid="010b4e12" officeooo:paragraph-rsid="010b4e12"/>
    </style:style>
    <style:style style:name="P6" style:family="paragraph" style:parent-style-name="Table_20_Contents">
      <style:text-properties officeooo:rsid="010d3267" officeooo:paragraph-rsid="010d3267"/>
    </style:style>
    <style:style style:name="P7" style:family="paragraph" style:parent-style-name="Table_20_Contents">
      <style:text-properties officeooo:rsid="0110713e" officeooo:paragraph-rsid="0110713e"/>
    </style:style>
    <style:style style:name="P8" style:family="paragraph" style:parent-style-name="Table_20_Contents" style:list-style-name="L1">
      <style:text-properties officeooo:rsid="01118219" officeooo:paragraph-rsid="01118219"/>
    </style:style>
    <style:style style:name="P9" style:family="paragraph" style:parent-style-name="Table_20_Contents" style:list-style-name="L1">
      <style:text-properties officeooo:rsid="0112ebed" officeooo:paragraph-rsid="0112ebed"/>
    </style:style>
    <style:style style:name="P10" style:family="paragraph" style:parent-style-name="Table_20_Contents">
      <style:text-properties officeooo:rsid="0112ebed" officeooo:paragraph-rsid="0112ebed"/>
    </style:style>
    <style:style style:name="P11" style:family="paragraph" style:parent-style-name="Table_20_Contents">
      <style:text-properties officeooo:rsid="01148ef3" officeooo:paragraph-rsid="01148ef3"/>
    </style:style>
    <style:style style:name="P12" style:family="paragraph" style:parent-style-name="Table_20_Contents" style:list-style-name="L2">
      <style:text-properties officeooo:rsid="01148ef3" officeooo:paragraph-rsid="01148ef3"/>
    </style:style>
    <style:style style:name="P13" style:family="paragraph" style:parent-style-name="Table_20_Contents">
      <style:text-properties officeooo:rsid="00f30b1d" officeooo:paragraph-rsid="0105d706"/>
    </style:style>
    <style:style style:name="P14" style:family="paragraph" style:parent-style-name="Table_20_Contents">
      <style:text-properties officeooo:rsid="011fe662" officeooo:paragraph-rsid="011fe662"/>
    </style:style>
    <style:style style:name="P15" style:family="paragraph" style:parent-style-name="Table_20_Contents">
      <style:text-properties officeooo:rsid="01203b6f" officeooo:paragraph-rsid="01203b6f"/>
    </style:style>
    <style:style style:name="P16" style:family="paragraph" style:parent-style-name="Table_20_Contents" style:list-style-name="L3">
      <style:text-properties officeooo:rsid="0121b89e" officeooo:paragraph-rsid="0121b89e"/>
    </style:style>
    <style:style style:name="P17" style:family="paragraph" style:parent-style-name="Table_20_Contents">
      <style:text-properties officeooo:rsid="0121b89e" officeooo:paragraph-rsid="0121b89e"/>
    </style:style>
    <style:style style:name="P18" style:family="paragraph" style:parent-style-name="Table_20_Contents">
      <style:text-properties officeooo:rsid="01230a26" officeooo:paragraph-rsid="01230a26"/>
    </style:style>
    <style:style style:name="P19" style:family="paragraph" style:parent-style-name="Table_20_Contents">
      <style:text-properties officeooo:rsid="0128015a" officeooo:paragraph-rsid="012dad80"/>
    </style:style>
    <style:style style:name="P20" style:family="paragraph" style:parent-style-name="Table_20_Contents">
      <style:text-properties officeooo:rsid="012eadc9" officeooo:paragraph-rsid="012eadc9"/>
    </style:style>
    <style:style style:name="P21" style:family="paragraph" style:parent-style-name="Table_20_Contents">
      <style:text-properties officeooo:rsid="013591b7" officeooo:paragraph-rsid="013591b7"/>
    </style:style>
    <style:style style:name="P22" style:family="paragraph" style:parent-style-name="Table_20_Contents" style:list-style-name="L4">
      <style:text-properties officeooo:rsid="01379bf3" officeooo:paragraph-rsid="0139270d"/>
    </style:style>
    <style:style style:name="P23" style:family="paragraph" style:parent-style-name="Table_20_Contents" style:list-style-name="L4">
      <style:text-properties officeooo:rsid="01394c5e" officeooo:paragraph-rsid="01394c5e"/>
    </style:style>
    <style:style style:name="P24" style:family="paragraph" style:parent-style-name="Table_20_Contents">
      <style:text-properties officeooo:rsid="01394c5e" officeooo:paragraph-rsid="01394c5e"/>
    </style:style>
    <style:style style:name="P25" style:family="paragraph" style:parent-style-name="Table_20_Contents">
      <style:text-properties officeooo:rsid="0146e4f2" officeooo:paragraph-rsid="0146e4f2"/>
    </style:style>
    <style:style style:name="T1" style:family="text">
      <style:text-properties officeooo:rsid="000f3f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39270d" style:font-style-asian="italic" style:font-style-complex="italic"/>
    </style:style>
    <style:style style:name="T4" style:family="text">
      <style:text-properties fo:font-style="italic" officeooo:rsid="014a1560" style:font-style-asian="italic" style:font-style-complex="italic"/>
    </style:style>
    <style:style style:name="T5" style:family="text">
      <style:text-properties fo:font-style="italic" fo:font-weight="normal" officeooo:rsid="01306798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1459d3" style:font-style-asian="normal" style:font-style-complex="normal"/>
    </style:style>
    <style:style style:name="T9" style:family="text">
      <style:text-properties fo:font-style="normal" officeooo:rsid="01199c42" style:font-style-asian="normal" style:font-style-complex="normal"/>
    </style:style>
    <style:style style:name="T10" style:family="text">
      <style:text-properties fo:font-style="normal" officeooo:rsid="0135f67d" style:font-style-asian="normal" style:font-style-complex="normal"/>
    </style:style>
    <style:style style:name="T11" style:family="text">
      <style:text-properties fo:font-style="normal" officeooo:rsid="0139270d" style:font-style-asian="normal" style:font-style-complex="normal"/>
    </style:style>
    <style:style style:name="T12" style:family="text">
      <style:text-properties fo:font-style="normal" officeooo:rsid="0148b69f" style:font-style-asian="normal" style:font-style-complex="normal"/>
    </style:style>
    <style:style style:name="T13" style:family="text">
      <style:text-properties fo:font-style="normal" officeooo:rsid="014a1560" style:font-style-asian="normal" style:font-style-complex="normal"/>
    </style:style>
    <style:style style:name="T14" style:family="text">
      <style:text-properties fo:font-style="normal" fo:font-weight="normal" officeooo:rsid="0130679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3144c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3256fe" style:font-style-asian="normal" style:font-weight-asian="normal" style:font-style-complex="normal" style:font-weight-complex="normal"/>
    </style:style>
    <style:style style:name="T17" style:family="text">
      <style:text-properties officeooo:rsid="010da8d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25fec1" style:font-weight-asian="normal" style:font-weight-complex="normal"/>
    </style:style>
    <style:style style:name="T21" style:family="text">
      <style:text-properties fo:font-weight="normal" officeooo:rsid="012601e2" style:font-weight-asian="normal" style:font-weight-complex="normal"/>
    </style:style>
    <style:style style:name="T22" style:family="text">
      <style:text-properties fo:font-weight="normal" officeooo:rsid="0129f299" style:font-weight-asian="normal" style:font-weight-complex="normal"/>
    </style:style>
    <style:style style:name="T23" style:family="text">
      <style:text-properties fo:font-weight="normal" officeooo:rsid="012bca1e" style:font-weight-asian="normal" style:font-weight-complex="normal"/>
    </style:style>
    <style:style style:name="T24" style:family="text">
      <style:text-properties fo:font-weight="normal" officeooo:rsid="012c071b" style:font-weight-asian="normal" style:font-weight-complex="normal"/>
    </style:style>
    <style:style style:name="T25" style:family="text">
      <style:text-properties fo:font-weight="normal" officeooo:rsid="01306798" style:font-weight-asian="normal" style:font-weight-complex="normal"/>
    </style:style>
    <style:style style:name="T26" style:family="text">
      <style:text-properties officeooo:rsid="0139270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Proof by Contrapositive (2.1)</text:h>
            <text:p text:style-name="P6">An implication statement and its contrapositive are equivalent. This means that when it comes to proofs, we can either perform our proof on <draw:frame draw:style-name="fr1" draw:name="Object29" text:anchor-type="as-char" svg:y="-0.1484in" svg:width="0.4209in" svg:height="0.1839in" draw:z-index="0"><draw:object xlink:href="./Object 29" xlink:type="simple" xlink:show="embed" xlink:actuate="onLoad"/><draw:image xlink:href="./ObjectReplacements/Object 29" xlink:type="simple" xlink:show="embed" xlink:actuate="onLoad"/></draw:frame><text:span text:style-name="T17">or on </text:span><text:span text:style-name="T17"><draw:frame draw:style-name="fr1" draw:name="Object30" text:anchor-type="as-char" svg:y="-0.1484in" svg:width="0.6354in" svg:height="0.1839in" draw:z-index="1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. In some situations, a proof by contrapositive might be easier than a proof of the original statement.</text:span></text:p>
            <text:p text:style-name="P6"/>
            <text:p text:style-name="P7">Example: <text:span text:style-name="T2">Informally prove the statement, “For all integers n, if </text:span><text:span text:style-name="T2"><draw:frame draw:style-name="fr1" draw:name="Object31" text:anchor-type="as-char" svg:y="-0.172in" svg:width="0.2161in" svg:height="0.2075in" draw:z-index="2"><draw:object xlink:href="./Object 31" xlink:type="simple" xlink:show="embed" xlink:actuate="onLoad"/><draw:image xlink:href="./ObjectReplacements/Object 31" xlink:type="simple" xlink:show="embed" xlink:actuate="onLoad"/></draw:frame></text:span><text:span text:style-name="T2">is even, then n is even.”</text:span></text:p>
            <text:p text:style-name="P7"><text:span text:style-name="T7"/></text:p>
            <text:list xml:id="list7921680232645835488" text:style-name="L1">
              <text:list-item>
                <text:p text:style-name="P8"><text:span text:style-name="T7">Original hypothesis: <text:tab/><text:tab/></text:span><text:span text:style-name="T7"><draw:frame draw:style-name="fr1" draw:name="Object32" text:anchor-type="as-char" svg:y="-0.172in" svg:width="0.2161in" svg:height="0.2075in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7">is even</text:span></text:p>
              </text:list-item>
              <text:list-item>
                <text:p text:style-name="P8"><text:span text:style-name="T7">Original conclusion: <text:tab/><text:tab/></text:span><text:span text:style-name="T2"><draw:frame draw:style-name="fr1" draw:name="Object33" text:anchor-type="as-char" svg:y="-0.1484in" svg:width="0.1661in" svg:height="0.1846in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">is even.</text:span></text:p>
              </text:list-item>
              <text:list-item>
                <text:p text:style-name="P9"><text:span text:style-name="T7">Contrapositive hypothesis:<text:tab/></text:span><text:span text:style-name="T7"><draw:frame draw:style-name="fr1" draw:name="Object35" text:anchor-type="as-char" svg:y="-0.1484in" svg:width="0.1661in" svg:height="0.1846in" draw:z-index="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">is odd.</text:span></text:p>
              </text:list-item>
              <text:list-item>
                <text:p text:style-name="P9"><text:span text:style-name="T7">Contrapositive conclusion:<text:tab/></text:span><text:span text:style-name="T7"><draw:frame draw:style-name="fr1" draw:name="Object34" text:anchor-type="as-char" svg:y="-0.172in" svg:width="0.2161in" svg:height="0.2075in" draw:z-index="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8">is odd.</text:span></text:p>
              </text:list-item>
            </text:list>
            <text:p text:style-name="P10"><text:span text:style-name="T8"/></text:p>
            <text:p text:style-name="P11"><text:span text:style-name="T8">C</text:span><text:span text:style-name="T7">ontrapositive: If </text:span><text:span text:style-name="T7"><draw:frame draw:style-name="fr1" draw:name="Object36" text:anchor-type="as-char" svg:y="-0.1484in" svg:width="0.1661in" svg:height="0.1846in" draw:z-index="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7">is odd, then </text:span><text:span text:style-name="T7"><draw:frame draw:style-name="fr1" draw:name="Object37" text:anchor-type="as-char" svg:y="-0.172in" svg:width="0.2161in" svg:height="0.2075in" draw:z-index="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">is odd.</text:span></text:p>
            <text:p text:style-name="P11"><text:span text:style-name="T7"/></text:p>
            <text:list xml:id="list8555765412147123723" text:style-name="L2">
              <text:list-item>
                <text:p text:style-name="P12"><text:span text:style-name="T7"><draw:frame draw:style-name="fr1" draw:name="Object38" text:anchor-type="as-char" svg:y="-0.172in" svg:width="0.9083in" svg:height="0.2201in" draw:z-index="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">… </text:span><text:span text:style-name="T7"><draw:frame draw:style-name="fr1" draw:name="Object39" text:anchor-type="as-char" svg:y="-0.172in" svg:width="1.1165in" svg:height="0.2083in" draw:z-index="1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7">… </text:span><text:span text:style-name="T7"><draw:frame draw:style-name="fr1" draw:name="Object40" text:anchor-type="as-char" svg:y="-0.172in" svg:width="1.35in" svg:height="0.2201in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9">&lt;&lt; PROOF</text:span></text:p>
              </text:list-item>
            </text:list>
            <text:p text:style-name="P5"/>
          </table:table-cell>
        </table:table-row>
        <table:table-row>
          <table:table-cell table:style-name="Table1.A2" office:value-type="string">
            <text:h text:style-name="Heading_20_1" text:outline-level="1">Proof by Contradiction (2.5)</text:h>
            <text:p text:style-name="P14">When we are working with a <text:span text:style-name="T18">direct proof</text:span><text:span text:style-name="T19"> or with a </text:span><text:span text:style-name="T18">proof by contrapositive</text:span><text:span text:style-name="T19">, we can think of these as proving that </text:span><text:span text:style-name="T18">there cannot possibly be a counterexample to the theorem.</text:span></text:p>
            <text:p text:style-name="P15"><text:span text:style-name="T19"/></text:p>
            <text:p text:style-name="P15"><text:span text:style-name="T19">In order to build a counterexample, it must follow these rules:</text:span></text:p>
            <text:list xml:id="list2670231188511078369" text:style-name="L3">
              <text:list-item>
                <text:p text:style-name="P16"><text:span text:style-name="T19">It must make the hypothesis of the implication true.</text:span></text:p>
              </text:list-item>
              <text:list-item>
                <text:p text:style-name="P16"><text:span text:style-name="T19">It must make the conclusion of the implication false.</text:span></text:p>
              </text:list-item>
            </text:list>
            <text:p text:style-name="P17"><text:span text:style-name="T19"/></text:p>
            <text:p text:style-name="P18"><text:span text:style-name="T19">For a direct proof, we are showing that </text:span><text:span text:style-name="T20">if the </text:span><text:span text:style-name="T22">you</text:span><text:span text:style-name="T20"> selec</text:span><text:span text:style-name="T22">t</text:span><text:span text:style-name="T20"> an element that satisfies the first </text:span><text:span text:style-name="T21">property</text:span><text:span text:style-name="T20">, that element cannot satisfy the second property.</text:span></text:p>
            <text:p text:style-name="P18"><text:span text:style-name="T20"/></text:p>
            <text:p text:style-name="P19"><text:span text:style-name="T20">F</text:span><text:span text:style-name="T19">or a proof-by-contrapositive, </text:span><text:span text:style-name="T22">we are showing that if you </text:span><text:span text:style-name="T23">select a property that satisfies the second property, then that element cannot satisfy the first property. </text:span></text:p>
            <text:p text:style-name="P19"><text:span text:style-name="T23"/></text:p>
            <text:p text:style-name="P19"><text:span text:style-name="T24">Therefore for both of these – no counterexample is possible.</text:span></text:p>
            <text:p text:style-name="P19"><text:span text:style-name="T24"/></text:p>
            <text:p text:style-name="P20"><text:span text:style-name="T24">F</text:span><text:span text:style-name="T19">or </text:span><text:span text:style-name="T18">proof by contradiction</text:span><text:span text:style-name="T19">, we </text:span><text:span text:style-name="T25">work by assuming that we </text:span><text:span text:style-name="T5">have</text:span><text:span text:style-name="T14"> found some counterexample (so we assume the hypothesis is true and the conclusion is false). </text:span><text:span text:style-name="T15">We then show that with this, after crunching the numbers we would end up with a contradiction – so that we show that the statement (the counterexample) is always false </text:span><text:span text:style-name="T16">and therefore showing that the first and second properties are logically incompatible.</text:span></text:p>
          </table:table-cell>
        </table:table-row>
        <table:table-row>
          <table:table-cell table:style-name="Table1.A2" office:value-type="string">
            <text:p text:style-name="P13"><text:span text:style-name="T7"/></text:p>
            <text:p text:style-name="P13"><text:span text:style-name="T7"/></text:p>
            <text:p text:style-name="P13"><text:span text:style-name="T7"/></text:p>
          </table:table-cell>
        </table:table-row>
        <text:soft-page-break/>
        <table:table-row>
          <table:table-cell table:style-name="Table1.A2" office:value-type="string">
            <text:p text:style-name="P21">If <text:span text:style-name="T2">n</text:span><text:span text:style-name="T7"> is an odd integer, then </text:span><text:span text:style-name="T7"><draw:frame draw:style-name="fr1" draw:name="Object1" text:anchor-type="as-char" svg:y="-0.172in" svg:width="0.4181in" svg:height="0.2083in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is even.</text:span></text:p>
          </table:table-cell>
        </table:table-row>
        <table:table-row>
          <table:table-cell table:style-name="Table1.A2" office:value-type="string">
            <text:list xml:id="list5249570713910065231" text:style-name="L4">
              <text:list-item>
                <text:p text:style-name="P22">Assume we’ve found a counterexample: </text:p>
                <text:list>
                  <text:list-item>
                    <text:p text:style-name="P22"><text:span text:style-name="T26">Hypothesis is </text:span><text:span text:style-name="T3">n is an odd integer</text:span><text:span text:style-name="T11">,<text:tab/><text:tab/></text:span><text:span text:style-name="T11"><draw:frame draw:style-name="fr1" draw:name="Object3" text:anchor-type="as-char" svg:y="-0.1484in" svg:width="0.6925in" svg:height="0.1846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    </text:list-item>
                  <text:list-item>
                    <text:p text:style-name="P23"><text:span text:style-name="T11">C</text:span><text:span text:style-name="T7">onclusion is </text:span><text:span text:style-name="T7"><draw:frame draw:style-name="fr1" draw:name="Object2" text:anchor-type="as-char" svg:y="-0.172in" svg:width="0.4181in" svg:height="0.2083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is odd</text:span><text:span text:style-name="T7">.<text:tab/><text:tab/></text:span><text:span text:style-name="T7"><draw:frame draw:style-name="fr1" draw:name="Object4" text:anchor-type="as-char" svg:y="-0.172in" svg:width="0.9319in" svg:height="0.2083in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</text:list-item>
                </text:list>
              </text:list-item>
              <text:list-item>
                <text:p text:style-name="P23"><text:span text:style-name="T7"><draw:frame draw:style-name="fr1" draw:name="Object5" text:anchor-type="as-char" svg:y="-0.172in" svg:width="1.7689in" svg:height="0.2201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    </text:list-item>
              <text:list-item>
                <text:p text:style-name="P23"><text:span text:style-name="T7"><draw:frame draw:style-name="fr1" draw:name="Object6" text:anchor-type="as-char" svg:y="-0.172in" svg:width="1.3484in" svg:height="0.2083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</text:list-item>
              <text:list-item>
                <text:p text:style-name="P23"><text:span text:style-name="T7"><draw:frame draw:style-name="fr1" draw:name="Object8" text:anchor-type="as-char" svg:y="-0.172in" svg:width="1.4228in" svg:height="0.2083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</text:list-item>
              <text:list-item>
                <text:p text:style-name="P23"><text:span text:style-name="T7"><draw:frame draw:style-name="fr1" draw:name="Object9" text:anchor-type="as-char" svg:y="-0.172in" svg:width="1.3035in" svg:height="0.2201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  </text:list-item>
              <text:list-item>
                <text:p text:style-name="P23"><text:span text:style-name="T7"><draw:frame draw:style-name="fr1" draw:name="Object7" text:anchor-type="as-char" svg:y="-0.2445in" svg:width="1.1201in" svg:height="0.3937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/text:list-item>
            </text:list>
            <text:p text:style-name="P24"><text:span text:style-name="T7"/></text:p>
            <text:p text:style-name="P25"><text:span text:style-name="T7">Since </text:span><text:span text:style-name="T6">j</text:span><text:span text:style-name="T7"> and </text:span><text:span text:style-name="T6">k</text:span><text:span text:style-name="T7"> are integers, we know </text:span><text:span text:style-name="T12">that </text:span><text:span text:style-name="T12"><draw:frame draw:style-name="fr1" draw:name="Object10" text:anchor-type="as-char" svg:y="-0.172in" svg:width="0.8638in" svg:height="0.2083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is an integer. In our proof, we end up with ½, which is </text:span><text:span text:style-name="T4">not</text:span><text:span text:style-name="T13"> an integer, and therefore the statement is invalid.</text:span></text:p>
          </table:table-cell>
        </table:table-row>
        <table:table-row>
          <table:table-cell table:style-name="Table1.A2" office:value-type="string">
            <text:h text:style-name="P4" text:outline-level="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72in" fo:margin-bottom="0.0835in" loext:contextual-spacing="false" fo:text-align="end" style:justify-single-word="false" style:page-number="auto" style:writing-mode="page"/>
      <style:text-properties style:font-name="Liberation Mono" fo:font-family="'Liberation Mono'" style:font-style-name="Regular" style:font-family-generic="modern" style:font-pitch="fixed" fo:font-size="8pt" fo:font-style="italic" fo:font-weight="normal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14pt" style:text-underline-style="solid" style:text-underline-width="auto" style:text-underline-color="font-color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Liberation Sans Narrow" fo:font-family="'Liberation Sans Narrow'" style:font-style-name="Bold" style:font-family-generic="swiss" style:font-pitch="variable" fo:font-size="95%" fo:font-weight="bold" style:font-size-asian="115%" style:font-weight-asian="bold" style:font-size-complex="115%" style:font-weight-complex="normal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ubbles_7e_LT_7e_Gliederung_20_1" style:display-name="Bubbles~LT~Gliederung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Gliederung_20_2" style:display-name="Bubbles~LT~Gliederung 2" style:family="paragraph" style:parent-style-name="Bubbles_7e_LT_7e_Gliederung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bbles_7e_LT_7e_Gliederung_20_3" style:display-name="Bubbles~LT~Gliederung 3" style:family="paragraph" style:parent-style-name="Bubbles_7e_LT_7e_Gliederung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bbles_7e_LT_7e_Gliederung_20_4" style:display-name="Bubbles~LT~Gliederung 4" style:family="paragraph" style:parent-style-name="Bubbles_7e_LT_7e_Gliederung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5" style:display-name="Bubbles~LT~Gliederung 5" style:family="paragraph" style:parent-style-name="Bubbles_7e_LT_7e_Gliederung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6" style:display-name="Bubbles~LT~Gliederung 6" style:family="paragraph" style:parent-style-name="Bubbles_7e_LT_7e_Gliederung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7" style:display-name="Bubbles~LT~Gliederung 7" style:family="paragraph" style:parent-style-name="Bubbles_7e_LT_7e_Gliederung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8" style:display-name="Bubbles~LT~Gliederung 8" style:family="paragraph" style:parent-style-name="Bubbles_7e_LT_7e_Gliederung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Gliederung_20_9" style:display-name="Bubbles~LT~Gliederung 9" style:family="paragraph" style:parent-style-name="Bubbles_7e_LT_7e_Gliederung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bbles_7e_LT_7e_Titel" style:display-name="Bubbl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Untertitel" style:display-name="Bubble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Notizen" style:display-name="Bubble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bbles_7e_LT_7e_Hintergrundobjekte" style:display-name="Bubbl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bbles_7e_LT_7e_Hintergrund" style:display-name="Bubbl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965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575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1181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783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9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2.5</text:span><text:tab/><text:tab/>Page <text:page-number text:select-page="current">2</text:page-number> of <text:page-count>2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2H34M28S</meta:editing-duration>
    <meta:editing-cycles>311</meta:editing-cycles>
    <meta:generator>LibreOffice/5.1.4.2$Linux_X86_64 LibreOffice_project/10m0$Build-2</meta:generator>
    <dc:date>2017-05-02T15:24:22.531445187</dc:date>
    <meta:document-statistic meta:table-count="1" meta:image-count="0" meta:object-count="22" meta:page-count="2" meta:paragraph-count="30" meta:word-count="364" meta:character-count="2048" meta:non-whitespace-character-count="1711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row>
      <msup>
        <mi>n</mi>
        <mn>2</mn>
      </msup>
      <mo stretchy="false">+</mo>
      <mi>n</mi>
    </mrow>
    <annotation encoding="StarMath 5.0">n^2 + n</annotation>
  </semantics>
</math>
</file>

<file path=Object 10/content.xml><?xml version="1.0" encoding="utf-8"?>
<math xmlns="http://www.w3.org/1998/Math/MathML" display="block">
  <semantics>
    <mrow>
      <mrow>
        <mi>j</mi>
        <mo stretchy="false">−</mo>
        <mn>2</mn>
      </mrow>
      <mrow>
        <msup>
          <mi>k</mi>
          <mn>2</mn>
        </msup>
        <mo stretchy="false">−</mo>
        <mn>3</mn>
      </mrow>
      <mi>k</mi>
    </mrow>
    <annotation encoding="StarMath 5.0">j - 2k^2 - 3k </annotation>
  </semantics>
</math>
</file>

<file path=Object 2/content.xml><?xml version="1.0" encoding="utf-8"?>
<math xmlns="http://www.w3.org/1998/Math/MathML" display="block">
  <semantics>
    <mrow>
      <msup>
        <mi>n</mi>
        <mn>2</mn>
      </msup>
      <mo stretchy="false">+</mo>
      <mi>n</mi>
    </mrow>
    <annotation encoding="StarMath 5.0">n^2 + n</annotation>
  </semantics>
</math>
</file>

<file path=Object 29/content.xml><?xml version="1.0" encoding="utf-8"?>
<math xmlns="http://www.w3.org/1998/Math/MathML" display="block">
  <semantics>
    <mrow>
      <mi>p</mi>
      <mo stretchy="false">→</mo>
      <mi>q</mi>
    </mrow>
    <annotation encoding="StarMath 5.0">p toward q</annotation>
  </semantics>
</math>
</file>

<file path=Object 3/content.xml><?xml version="1.0" encoding="utf-8"?>
<math xmlns="http://www.w3.org/1998/Math/MathML" display="block">
  <semantics>
    <mrow>
      <mrow>
        <mi>n</mi>
        <mo stretchy="false">=</mo>
        <mn>2</mn>
      </mrow>
      <mrow>
        <mi>k</mi>
        <mo stretchy="false">+</mo>
        <mn>1</mn>
      </mrow>
    </mrow>
    <annotation encoding="StarMath 5.0">n = 2k+1</annotation>
  </semantics>
</math>
</file>

<file path=Object 30/content.xml><?xml version="1.0" encoding="utf-8"?>
<math xmlns="http://www.w3.org/1998/Math/MathML" display="block">
  <semantics>
    <mrow>
      <mrow>
        <mo stretchy="false">¬</mo>
        <mi>q</mi>
      </mrow>
      <mo stretchy="false">→</mo>
      <mrow>
        <mo stretchy="false">¬</mo>
        <mi>p</mi>
      </mrow>
    </mrow>
    <annotation encoding="StarMath 5.0">neg q toward neg p</annotation>
  </semantics>
</math>
</file>

<file path=Object 31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4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8/content.xml><?xml version="1.0" encoding="utf-8"?>
<math xmlns="http://www.w3.org/1998/Math/MathML" display="block">
  <semantics>
    <mrow>
      <msup>
        <mi>n</mi>
        <mn>2</mn>
      </msup>
      <mo stretchy="false">=</mo>
      <msup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n^2 = ( 2k+1 )^2</annotation>
  </semantics>
</math>
</file>

<file path=Object 39/content.xml><?xml version="1.0" encoding="utf-8"?>
<math xmlns="http://www.w3.org/1998/Math/MathML" display="block">
  <semantics>
    <mrow>
      <mrow>
        <msup>
          <mi>n</mi>
          <mn>2</mn>
        </msup>
        <mo stretchy="false">=</mo>
        <mn>4</mn>
      </mrow>
      <mrow>
        <msup>
          <mi>k</mi>
          <mn>2</mn>
        </msup>
        <mo stretchy="false">+</mo>
        <mn>4</mn>
      </mrow>
      <mrow>
        <mi>k</mi>
        <mo stretchy="false">+</mo>
        <mn>1</mn>
      </mrow>
    </mrow>
    <annotation encoding="StarMath 5.0">n^2 = 4k^2 + 4k + 1</annotation>
  </semantics>
</math>
</file>

<file path=Object 4/content.xml><?xml version="1.0" encoding="utf-8"?>
<math xmlns="http://www.w3.org/1998/Math/MathML" display="block">
  <semantics>
    <mrow>
      <mrow>
        <mrow>
          <msup>
            <mi>n</mi>
            <mn>2</mn>
          </msup>
          <mo stretchy="false">+</mo>
          <mi>n</mi>
        </mrow>
        <mo stretchy="false">=</mo>
        <mn>2</mn>
      </mrow>
      <mrow>
        <mi>j</mi>
        <mo stretchy="false">+</mo>
        <mn>1</mn>
      </mrow>
    </mrow>
    <annotation encoding="StarMath 5.0">n^2 + n = 2j + 1</annotation>
  </semantics>
</math>
</file>

<file path=Object 40/content.xml><?xml version="1.0" encoding="utf-8"?>
<math xmlns="http://www.w3.org/1998/Math/MathML" display="block">
  <semantics>
    <mrow>
      <msup>
        <mi>n</mi>
        <mn>2</mn>
      </msup>
      <mo stretchy="false">=</mo>
      <mrow>
        <mrow>
          <mn>2</mn>
          <mo stretchy="false">⋅</mo>
          <mrow>
            <mo fence="true" stretchy="false">(</mo>
            <mrow>
              <mrow>
                <mn>2</mn>
                <mrow>
                  <msup>
                    <mi>k</mi>
                    <mn>2</mn>
                  </msup>
                  <mo stretchy="false">+</mo>
                  <mn>2</mn>
                </mrow>
                <mi>k</mi>
              </mrow>
            </mrow>
            <mo fence="true" stretchy="false">)</mo>
          </mrow>
        </mrow>
        <mo stretchy="false">+</mo>
        <mn>1</mn>
      </mrow>
    </mrow>
    <annotation encoding="StarMath 5.0">n^2 = 2 cdot ( 2k^2 + 2k ) + 1</annotation>
  </semantics>
</math>
</file>

<file path=Object 5/content.xml><?xml version="1.0" encoding="utf-8"?>
<math xmlns="http://www.w3.org/1998/Math/MathML" display="block">
  <semantics>
    <mrow>
      <mn>2</mn>
      <mrow>
        <mrow>
          <mi>j</mi>
          <mo stretchy="false">+</mo>
          <mn>1</mn>
        </mrow>
        <mo stretchy="false">=</mo>
        <mrow>
          <msup>
            <mrow>
              <mo fence="true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</mrow>
      </mrow>
    </mrow>
    <annotation encoding="StarMath 5.0">2j+1 = ( 2k+1 )^2 + ( 2k + 1 )</annotation>
  </semantics>
</math>
</file>

<file path=Object 6/content.xml><?xml version="1.0" encoding="utf-8"?>
<math xmlns="http://www.w3.org/1998/Math/MathML" display="block">
  <semantics>
    <mrow>
      <mn>2</mn>
      <mrow>
        <mrow>
          <mi>j</mi>
          <mo stretchy="false">+</mo>
          <mn>1</mn>
        </mrow>
        <mo stretchy="false">=</mo>
        <mn>4</mn>
      </mrow>
      <mrow>
        <msup>
          <mi>k</mi>
          <mn>2</mn>
        </msup>
        <mo stretchy="false">+</mo>
        <mn>6</mn>
      </mrow>
      <mrow>
        <mi>k</mi>
        <mo stretchy="false">+</mo>
        <mn>2</mn>
      </mrow>
    </mrow>
    <annotation encoding="StarMath 5.0">2j+1 = 4k^2 + 6k + 2</annotation>
  </semantics>
</math>
</file>

<file path=Object 7/content.xml><?xml version="1.0" encoding="utf-8"?>
<math xmlns="http://www.w3.org/1998/Math/MathML" display="block">
  <semantics>
    <mrow>
      <mrow>
        <mi>j</mi>
        <mo stretchy="false">−</mo>
        <mn>2</mn>
      </mrow>
      <mrow>
        <msup>
          <mi>k</mi>
          <mn>2</mn>
        </msup>
        <mo stretchy="false">−</mo>
        <mn>3</mn>
      </mrow>
      <mrow>
        <mi>k</mi>
        <mo stretchy="false">=</mo>
        <mfrac>
          <mn>1</mn>
          <mn>2</mn>
        </mfrac>
      </mrow>
    </mrow>
    <annotation encoding="StarMath 5.0">j - 2k^2 - 3k = 1 over 2</annotation>
  </semantics>
</math>
</file>

<file path=Object 8/content.xml><?xml version="1.0" encoding="utf-8"?>
<math xmlns="http://www.w3.org/1998/Math/MathML" display="block">
  <semantics>
    <mrow>
      <mn>2</mn>
      <mrow>
        <mi>j</mi>
        <mo stretchy="false">−</mo>
        <mn>4</mn>
      </mrow>
      <mrow>
        <msup>
          <mi>k</mi>
          <mn>2</mn>
        </msup>
        <mo stretchy="false">−</mo>
        <mn>6</mn>
      </mrow>
      <mrow>
        <mi>k</mi>
        <mo stretchy="false">=</mo>
        <mrow>
          <mn>2</mn>
          <mo stretchy="false">−</mo>
          <mn>1</mn>
        </mrow>
      </mrow>
    </mrow>
    <annotation encoding="StarMath 5.0">2j - 4k^2 - 6k = 2 - 1</annotation>
  </semantics>
</math>
</file>

<file path=Object 9/content.xml><?xml version="1.0" encoding="utf-8"?>
<math xmlns="http://www.w3.org/1998/Math/MathML" display="block">
  <semantics>
    <mrow>
      <mn>2</mn>
      <mrow>
        <mrow>
          <mo fence="true" stretchy="false">(</mo>
          <mrow>
            <mrow>
              <mrow>
                <mi>j</mi>
                <mo stretchy="false">−</mo>
                <mn>2</mn>
              </mrow>
              <mrow>
                <msup>
                  <mi>k</mi>
                  <mn>2</mn>
                </msup>
                <mo stretchy="false">−</mo>
                <mn>3</mn>
              </mrow>
              <mi>k</mi>
            </mrow>
          </mrow>
          <mo fence="true" stretchy="false">)</mo>
        </mrow>
        <mo stretchy="false">=</mo>
        <mn>1</mn>
      </mrow>
    </mrow>
    <annotation encoding="StarMath 5.0">2( j - 2k^2 - 3k ) = 1</annotation>
  </semantics>
</math>
</file>